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 svg:font-family="FreeSerif" style:font-adornments="Standard" style:font-family-generic="roman" style:font-pitch="variable"/>
    <style:font-face style:name="Times New Roman" svg:font-family="'Times New Roman'" style:font-family-generic="roman"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style:font-face style:name="FreeSans2" svg:font-family="FreeSans" style:font-adornments="Oblique" style:font-family-generic="swiss"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Heading_20_2">
      <style:text-properties fo:font-weight="bold" style:font-weight-asian="bold"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style:font-name="FreeMono1"/>
    </style:style>
    <style:style style:name="T5" style:family="text">
      <style:text-properties style:font-style-asian="normal"/>
    </style:style>
    <style:style style:name="T6"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Title">Tntnet configuration-reference</text:p>
      <text:p text:style-name="Subtitle">Author: Tommi Mäkitalo</text:p>
      <text:p text:style-name="Subtitle">Date: <text:date style:data-style-name="N84" text:date-value="2010-06-21T23:27:02.99">2010-06-21</text:date></text:p>
      <text:p text:style-name="Subtitle">For Tntnet version 2.0</text:p>
      <text:p text:style-name="Text_20_body"/>
      <text:p text:style-name="Text_20_body"/>
      <text:p text:style-name="Text_20_body"><draw:frame draw:style-name="fr1" draw:name="Grafik1" text:anchor-type="paragraph" svg:width="7.001cm" svg:height="4.03cm" draw:z-index="0"><draw:image xlink:href="Pictures/200000020000026800000163E213240E.eps" xlink:type="simple" xlink:show="embed" xlink:actuate="onLoad"/></draw:frame></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Table of contents</text:p>
          </text:index-title>
          <text:p text:style-name="P7">AccessLog<text:tab/>3</text:p>
          <text:p text:style-name="P7">BufferSize<text:tab/>3</text:p>
          <text:p text:style-name="P7">CompLifetime<text:tab/>3</text:p>
          <text:p text:style-name="P7">CompPath<text:tab/>3</text:p>
          <text:p text:style-name="P7">Chroot<text:tab/>4</text:p>
          <text:p text:style-name="P7">Daemon<text:tab/>4</text:p>
          <text:p text:style-name="P7">DefaultContentType<text:tab/>4</text:p>
          <text:p text:style-name="P7">Dir<text:tab/>5</text:p>
          <text:p text:style-name="P7">EnableCompression<text:tab/>5</text:p>
          <text:p text:style-name="P7">Group<text:tab/>5</text:p>
          <text:p text:style-name="P7">include<text:tab/>5</text:p>
          <text:p text:style-name="P7">KeepAliveTimeout<text:tab/>6</text:p>
          <text:p text:style-name="P7">KeepAliveMax<text:tab/>6</text:p>
          <text:p text:style-name="P7">Listen<text:tab/>6</text:p>
          <text:p text:style-name="P7">ListenRetry<text:tab/>7</text:p>
          <text:p text:style-name="P7">ListenBacklog<text:tab/>7</text:p>
          <text:p text:style-name="P7">Load<text:tab/>7</text:p>
          <text:p text:style-name="P7">MapUrl<text:tab/>8</text:p>
          <text:p text:style-name="P7">MaxUrlMapCache<text:tab/>8</text:p>
          <text:p text:style-name="P7">MaxRequestSize<text:tab/>9</text:p>
          <text:p text:style-name="P7">MaxUrlMapCache<text:tab/>9</text:p>
          <text:p text:style-name="P7">MimeDb<text:tab/>9</text:p>
          <text:p text:style-name="P7">MinCompressSize<text:tab/>10</text:p>
          <text:p text:style-name="P7">MinThreads<text:tab/>10</text:p>
          <text:p text:style-name="P7">MaxThreads<text:tab/>10</text:p>
          <text:p text:style-name="P7">NoCloseStdout<text:tab/>10</text:p>
          <text:p text:style-name="P7">NoMonitor<text:tab/>11</text:p>
          <text:p text:style-name="P7">PidFile<text:tab/>11</text:p>
          <text:p text:style-name="P7">PropertyFile<text:tab/>11</text:p>
          <text:p text:style-name="P7">QueueSize<text:tab/>12</text:p>
          <text:p text:style-name="P7">SessionTimeouot<text:tab/>12</text:p>
          <text:p text:style-name="P7">SocketReadTimeout<text:tab/>12</text:p>
          <text:p text:style-name="P7">SocketWriteTimeout<text:tab/>13</text:p>
          <text:p text:style-name="P7">SslListen<text:tab/>13</text:p>
          <text:p text:style-name="P7">ThreadStartDelay<text:tab/>13</text:p>
          <text:p text:style-name="P7">User<text:tab/>13</text:p>
          <text:p text:style-name="P7">VMapUrl<text:tab/>14</text:p>
        </text:index-body>
      </text:table-of-content>
      <text:h text:style-name="Heading_20_1" text:outline-level="1"/>
      <text:h text:style-name="P6" text:outline-level="1">AccessLog</text:h>
      <text:h text:style-name="Heading_20_2" text:outline-level="2">Syntax</text:h>
      <text:p text:style-name="Preformatted_20_Text"><text:span text:style-name="T3">AccessLog </text:span><text:span text:style-name="T1">filename</text:span></text:p>
      <text:h text:style-name="Heading_20_2" text:outline-level="2">Description</text:h>
      <text:p text:style-name="Text_20_body"><text:span text:style-name="T3">If a filename is given, a logentry for each request is written to the file</text:span><text:span text:style-name="T3">. The format of the file is the same as in other common web servers.</text:span></text:p>
      <text:h text:style-name="Heading_20_2" text:outline-level="2">Example</text:h>
      <text:p text:style-name="Preformatted_20_Text">AccessLog /var/log/tntnet/access.log</text:p>
      <text:h text:style-name="Heading_20_1"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3"> bytes to the operating system.</text:span></text:p>
      <text:p text:style-name="P2">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text:soft-page-break/>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text:span text:style-name="T4">chroot(2)</text:span></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efaultContentType</text:h>
      <text:h text:style-name="Heading_20_2" text:outline-level="2">Syntax</text:h>
      <text:p text:style-name="Preformatted_20_Text">DefaultContentType <text:span text:style-name="T1">contenttype</text:span></text:p>
      <text:h text:style-name="Heading_20_2" text:outline-level="2">Description</text:h>
      <text:p text:style-name="Text_20_body">Sets the default content type. This content type is set in the http header, if the component does not set it. The default is “text/html; charset=UTF-8”</text:p>
      <text:h text:style-name="Heading_20_2" text:outline-level="2">Example</text:h>
      <text:p text:style-name="Preformatted_20_Text">DefaultContentType "text/html; charset=ISO8859-1"</text:p>
      <text:h text:style-name="Heading_20_1" text:outline-level="1"><text:soft-page-break/>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text:soft-page-break/>Description</text:h>
      <text:p text:style-name="Text_20_body">Reads additional settings from the specified files. <text:span text:style-name="T1">filemask</text:span><text:span text:style-name="T3">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Source_20_Text"><text:span text:style-name="T3">Listen</text:span></text:span>-directives, in which case tntnet waits on every address. If there is no <text:span text:style-name="Source_20_Text"><text:span text:style-name="T3">Listen</text:span></text:span>-directive tntnet listens on 0.0.0.0 port 80.</text:p>
      <text:p text:style-name="P3">ip<text:span text:style-name="T3"> might also be a hostname.</text:span></text:p>
      <text:h text:style-name="Heading_20_2" text:outline-level="2"><text:soft-page-break/>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2">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2">The system-call listen needs a parameter backlog, which specifies, how many pending connections the operating-system should queue before it starts to ignore new request. The value is configurable here.</text:p>
      <text:p text:style-name="P2">The default value is 16.</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text:soft-page-break/>MapUrl</text:h>
      <text:h text:style-name="P5" text:outline-level="2">Syntax</text:h>
      <text:p text:style-name="Preformatted_20_Text">MapUrl <text:span text:style-name="T1">url component-identifier </text:span><text:span text:style-name="T3">[ </text:span><text:span text:style-name="T1">path-info </text:span><text:span text:style-name="T3">{ </text:span><text:span text:style-name="T1">additional-arguments </text:span><text:span text:style-name="T3">} ]</text:span></text:p>
      <text:h text:style-name="Heading_20_2" text:outline-level="2">Description</text:h>
      <text:p text:style-name="Text_20_body">Tells tntnet, which component should be called, when it receives a http-request. <text:span text:style-name="T1">url</text:span><text:span text:style-name="T3"> is a regular expression, which is tried against the request-url. If it matches, the </text:span><text:span text:style-name="T1">component-identifier </text:span><text:span text:style-name="T3">is evaluated. </text:span><text:span text:style-name="T1">component-idetifier</text:span><text:span text:style-name="T3">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3">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xUrlMapCache</text:h>
      <text:h text:style-name="P5" text:outline-level="2">Syntax</text:h>
      <text:p text:style-name="Preformatted_20_Text">MaxUrlMapCache <text:span text:style-name="T1">size</text:span></text:p>
      <text:h text:style-name="Heading_20_2" text:outline-level="2">Description</text:h>
      <text:p text:style-name="Text_20_body">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p>
      <text:p text:style-name="Text_20_body">The default value is 8192.</text:p>
      <text:h text:style-name="Heading_20_2" text:outline-level="2">Example</text:h>
      <text:p text:style-name="Preformatted_20_Text">MaxUrlMapCache 32768</text:p>
      <text:h text:style-name="Heading_20_1" text:outline-level="1"><text:soft-page-break/>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3"> Bytes the connection is just closed.</text:span></text:p>
      <text:p text:style-name="P2">This prevents deniel-of-service-attacks through long requests. Every request is read into memory, so it must fit into it.</text:p>
      <text:p text:style-name="P2">Bear in mind, that if you use file-upload-fields a request might be larger than just a few bytes.</text:p>
      <text:p text:style-name="P2">The value defaults to 0, which means, that there is no limit at all.</text:p>
      <text:h text:style-name="Heading_20_2" text:outline-level="2">Example</text:h>
      <text:p text:style-name="Preformatted_20_Text">MaxRequestSize 65536</text:p>
      <text:h text:style-name="Heading_20_1" text:outline-level="1">MaxUrlMapCache</text:h>
      <text:h text:style-name="Heading_20_2" text:outline-level="2">Syntax</text:h>
      <text:p text:style-name="Preformatted_20_Text">MaxUrlMapCache <text:span text:style-name="T1">number</text:span></text:p>
      <text:h text:style-name="Heading_20_2" text:outline-level="2">Description</text:h>
      <text:p text:style-name="P2">Tntnet has a cache, which stores results from the MapUrl setting. Since processing regular expressions as used in MapUrl does take time and often only a few distinct urls are processed, the result is cached, so that the regular expression is executed only once. The cache is very simple. When the cache is full, is it just discarded and the caching starts from the beginning.</text:p>
      <text:p text:style-name="P2">Setting the cache size may affect the performance of tntnet a little. It is settable here. The default size is 8192 entries.</text:p>
      <text:h text:style-name="Heading_20_2" text:outline-level="2">Example</text:h>
      <text:p text:style-name="Preformatted_20_Text">MaxUrlMapCache 256</text:p>
      <text:h text:style-name="Heading_20_1" text:outline-level="1">MimeDb</text:h>
      <text:h text:style-name="Heading_20_2" text:outline-level="2">Syntax</text:h>
      <text:p text:style-name="Preformatted_20_Text">MimeDb <text:span text:style-name="T1">file</text:span></text:p>
      <text:h text:style-name="Heading_20_2" text:outline-level="2">Description</text:h>
      <text:p text:style-name="Text_20_body"><text:span text:style-name="T3">The static@tntnet component, which sends files from the file system, uses the specified file to look up the content type depending on the file extension. This is by default </text:span><text:span text:style-name="T1">/etc/mime.types</text:span><text:span text:style-name="T3">.</text:span></text:p>
      <text:h text:style-name="Heading_20_2" text:outline-level="2"><text:soft-page-break/>Example</text:h>
      <text:p text:style-name="Preformatted_20_Text">MimeDb /usr/local/etc/mime.types</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P2">Http-compression for replies smaller than this are not compressed at all. The default value for this is 1024.</text:p>
      <text:h text:style-name="Heading_20_2" text:outline-level="2">Example</text:h>
      <text:p text:style-name="Preformatted_20_Text">MinCompressSize 1024</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3"> specifies, how many worker threads there have to be. This defaults to 5.</text:span></text:p>
      <text:h text:style-name="Heading_20_2" text:outline-level="2">Example</text:h>
      <text:p text:style-name="Preformatted_20_Text">MinThreads 10</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3">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text:soft-page-break/>Description</text:h>
      <text:p text:style-name="Text_20_body"><text:span text:style-name="T3">If </text:span><text:span text:style-name="T1">Daemon </text:span><text:span text:style-name="T3">is set to 1, tntnet closes standard-in-, standard-out- and standard-error-channels, unless </text:span><text:span text:style-name="T1">NoCloseStdout</text:span><text:span text:style-name="T3">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3">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3">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3">.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text:soft-page-break/>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cketReadTimeout 0</text:p>
      <text:p text:style-name="Text_20_body"/>
      <text:h text:style-name="Heading_20_1" text:outline-level="1"><text:soft-page-break/>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3">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text:h text:style-name="Heading_20_1" text:outline-level="1"><text:soft-page-break/>VMapUrl</text:h>
      <text:h text:style-name="P5" text:outline-level="2">Syntax</text:h>
      <text:p text:style-name="Preformatted_20_Text">VMapUrl <text:span text:style-name="T1">host url component-identifier </text:span><text:span text:style-name="T3">[ </text:span><text:span text:style-name="T1">path-info </text:span><text:span text:style-name="T3">{ </text:span><text:span text:style-name="T1">additional-arguments </text:span><text:span text:style-name="T3">} ]</text:span></text:p>
      <text:h text:style-name="Heading_20_2" text:outline-level="2">Description</text:h>
      <text:p text:style-name="Text_20_body">This is like MapUrl, but is specific for the virtual host.</text:p>
      <text:p text:style-name="Text_20_body">This rule matches only if the host and the url matches against the specified</text:p>
      <text:p text:style-name="Text_20_body">values. Both are regular-expressions, so one rule can also match multiple hosts.</text:p>
      <text:h text:style-name="Heading_20_2" text:outline-level="2">Example</text:h>
      <text:p text:style-name="Preformatted_20_Text"># maps request for the host www1.tntnet.org to application1</text:p>
      <text:p text:style-name="Preformatted_20_Text">VMapUrl www1.tntnet.org /([^/.]+)<text:tab/>$1@application1</text:p>
      <text:p text:style-name="Preformatted_20_Text"># maps request for the host www2.tntnet.org to application2</text:p>
      <text:p text:style-name="Preformatted_20_Text">VMapUrl www2.tntnet.org /([^/.]+)<text:tab/>$1@application2</text:p>
      <text:p text:style-name="Preformatted_20_Text"># maps all calls to port 8000 to myapp</text:p>
      <text:p text:style-name="Preformatted_20_Text">VMapUrl .*:8000 /([^/.]+)<text:tab/>$1@myapp</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adornments="Standard"/>
    <style:font-face style:name="Lucidasans1" svg:font-family="Lucidasans"/>
    <style:font-face style:name="Times" svg:font-family="Times" style:font-adornments="Standard"/>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 svg:font-family="FreeSerif" style:font-adornments="Standard" style:font-family-generic="roman" style:font-pitch="variable"/>
    <style:font-face style:name="Times New Roman" svg:font-family="'Times New Roman'" style:font-family-generic="roman"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style:font-face style:name="FreeSans2" svg:font-family="FreeSans" style:font-adornments="Ob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left="0.499cm" fo:margin-right="0cm" fo:margin-top="0cm" fo:margin-bottom="0.212cm" fo:text-indent="0cm" style:auto-text-indent="false"/>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2pt" fo:font-style="oblique"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
    </style:style>
    <style:style style:name="Title" style:family="paragraph" style:parent-style-name="Heading" style:next-style-name="Subtitle" style:class="chapter">
      <style:paragraph-properties fo:text-align="center" style:justify-single-word="false">
        <style:tab-stops/>
      </style:paragraph-properties>
      <style:text-properties style:font-name="FreeSan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reeSans2" fo:font-size="14pt" fo:font-style="oblique"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499cm" fo:margin-right="0cm" fo:margin-top="0cm" fo:margin-bottom="0cm" fo:text-indent="0cm" style:auto-text-indent="false" style:shadow="none"/>
      <style:text-properties style:font-name="FreeMono"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FreeMono"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ntnet configuration guide<text:tab/><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5-05-29T21:39:17</meta:creation-date>
    <dc:date>2010-06-21T23:27:03</dc:date>
    <meta:print-date>2007-11-17T19:56:50</meta:print-date>
    <dc:language>en-US</dc:language>
    <meta:editing-cycles>23</meta:editing-cycles>
    <meta:editing-duration>PT00H17M26S</meta:editing-duration>
    <meta:document-statistic meta:table-count="0" meta:image-count="1" meta:object-count="0" meta:page-count="14" meta:paragraph-count="331" meta:word-count="1893" meta:character-count="12768"/>
    <meta:user-defined meta:name="Info 1"/>
    <meta:user-defined meta:name="Info 2"/>
    <meta:user-defined meta:name="Info 3"/>
    <meta:user-defined meta:name="Info 4"/>
  </office:meta>
</office:document-meta>
</file>